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7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" style:family="paragraph"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start"/>
      <style:text-properties fo:font-family="'Linux Libertine'" style:font-pitch="variable" fo:font-size="20pt" style:font-size-asian="20pt" style:font-size-complex="20pt"/>
    </style:style>
    <style:style style:name="P7" style:family="paragraph">
      <style:paragraph-properties fo:text-align="center"/>
      <style:text-properties fo:font-family="'Linux Libertine'" style:font-pitch="variable"/>
    </style:style>
    <style:style style:name="T1" style:family="text">
      <style:text-properties fo:font-family="'Berkshire Swash'" style:font-pitch="variable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1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6.204cm" svg:height="4.451cm" svg:x="3.296cm" svg:y="5.249cm">
          <draw:text-box>
            <text:p text:style-name="P2"><text:span text:style-name="T1">Örz Institüte</text:span></text:p>
            <text:p text:style-name="P2"><text:span text:style-name="T1">för</text:span></text:p>
            <text:p text:style-name="P2"><text:span text:style-name="T1">Interstellär</text:span></text:p>
            <text:p text:style-name="P2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3" draw:layer="layout" svg:width="7.6cm" svg:height="3.471cm" svg:x="10.7cm" svg:y="2cm">
          <draw:text-box>
            <text:p text:style-name="P3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</draw:text-box>
        </draw:frame>
        <draw:frame draw:style-name="gr5" draw:text-style-name="P5" draw:layer="layout" svg:width="8.9cm" svg:height="5.363cm" svg:x="10cm" svg:y="5.6cm">
          <draw:text-box>
            <text:p text:style-name="P4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</draw:text-box>
        </draw:frame>
        <draw:frame draw:style-name="gr6" draw:text-style-name="P5" draw:layer="layout" svg:width="8.9cm" svg:height="1.099cm" svg:x="10cm" svg:y="12.501cm">
          <draw:text-box>
            <text:p text:style-name="P4"><text:span text:style-name="T3">is hereby granted the following titles:</text:span></text:p>
          </draw:text-box>
        </draw:frame>
        <draw:frame draw:style-name="gr7" draw:text-style-name="P6" draw:layer="layout" svg:width="5.4cm" svg:height="1.056cm" svg:x="11.8cm" svg:y="11.244cm">
          <draw:text-box>
            <text:p text:style-name="P6"><text:span text:style-name="T2">Dylan O'Donnell</text:span></text:p>
          </draw:text-box>
        </draw:frame>
        <draw:frame draw:style-name="gr8" draw:text-style-name="P5" draw:layer="layout" svg:width="8.9cm" svg:height="1.7cm" svg:x="10cm" svg:y="20.9cm">
          <draw:text-box>
            <text:p text:style-name="P4"><text:span text:style-name="T3">We greatly appreciate your magnificent support and your excellent work.</text:span></text:p>
          </draw:text-box>
        </draw:frame>
        <draw:frame draw:style-name="gr9" draw:text-style-name="P7" draw:layer="layout" svg:width="8.449cm" svg:height="6.043cm" svg:x="10cm" svg:y="13.7cm">
          <draw:text-box>
            <text:p text:style-name="P1"><text:span text:style-name="T4">Hönöräry citizen öf Örz,</text:span></text:p>
            <text:p text:style-name="P1"><text:span text:style-name="T4"/></text:p>
            <text:p text:style-name="P1"><text:span text:style-name="T4">Hönöräry Chäirmän öf the Galactic Cartography Council,</text:span></text:p>
            <text:p text:style-name="P1"><text:span text:style-name="T4"/></text:p>
            <text:p text:style-name="P1"><text:span text:style-name="T4">Hönöräry Member öf the NGC 6334 Äppreciätiön Söcie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26"/>
  </office:meta>
</office:document-meta>
</file>